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9e50" officeooo:paragraph-rsid="00049e5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9e50" officeooo:paragraph-rsid="00049e5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O-Game</text:p>
      <text:p text:style-name="P2">Ziel:</text:p>
      <text:p text:style-name="P2"><text:tab/>Full screen</text:p>
      <text:p text:style-name="P2"><text:tab/>Display 1:3 in der Mitte</text:p>
      <text:p text:style-name="P2"><text:tab/>An gegbenen Bildschirm anpassen</text:p>
      <text:p text:style-name="P2"/>
      <text:p text:style-name="P2"><text:tab/>Schießen nach Maus und Tastaur</text:p>
      <text:p text:style-name="P2"><text:tab/>Coins</text:p>
      <text:p text:style-name="P2"><text:tab/>Animationen</text:p>
      <text:p text:style-name="P2"><text:tab/>Dokumentation</text:p>
      <text:p text:style-name="P2"><text:tab/>Upgrades</text:p>
      <text:p text:style-name="P2"><text:tab/>Menü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02:51:34.670910718</meta:creation-date>
    <dc:date>2022-04-30T02:54:27.887403954</dc:date>
    <meta:editing-duration>PT2M53S</meta:editing-duration>
    <meta:editing-cycles>1</meta:editing-cycles>
    <meta:document-statistic meta:table-count="0" meta:image-count="0" meta:object-count="0" meta:page-count="1" meta:paragraph-count="11" meta:word-count="23" meta:character-count="161" meta:non-whitespace-character-count="140"/>
    <meta:generator>LibreOffice/7.2.6.2$Linux_X86_64 LibreOffice_project/20$Build-2</meta:generator>
  </office:meta>
</office:document-meta>
</file>